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ociology</text:p>
      <text:p text:style-name="Standard">Sociology is the scientific study of human society that focuses on society, human social behavior, patterns of social relationships, social interaction, and aspects of culture associated with everyday life. The term sociology was coined in the late 18th century to describe the scientific study of society. Regarded as a part of both the social sciences and humanities, sociology uses various methods of empirical investigation and critical analysis to develop a body of knowledge about social order and social change. Sociological subject matter ranges from micro-level analyses of individual interaction and agency to macro-level analyses of social systems and social structure. Applied sociological research may be applied directly to social policy and welfare, whereas theoretical approaches may focus on the understanding of social processes and phenomenological method.<text:line-break/>Traditional focuses of sociology include social stratification, social class, social mobility, religion, secularization, law, sexuality, gender, and deviance. Recent studies have added socio-technical aspects of the digital divide as a new focus. <text:s/>Digital sociology examines the impact of digital technologies on social behavior and institutions, encompassing professional, analytical, critical, and public dimensions. The internet has reshaped social networks and power relations, illustrating the growing importance of digital sociology. As all spheres of human activity are affected by the interplay between social structure and individual agency, sociology has gradually expanded its focus to other subjects and institutions, such as health and the institution of medicine; economy; military; punishment and systems of control; the Internet; sociology of education; social capital; and the role of social activity in the development of scientific knowledge.<text:line-break/>The range of social scientific methods has also expanded, as social researchers draw upon a variety of qualitative and quantitative techniques. The linguistic and cultural turns of the mid-20th century, especially, have led to increasingly interpretative, hermeneutic, and philosophical approaches towards the analysis of society. Conversely, the turn of the 21st century has seen the rise of new analytically, mathematically, and computationally rigorous techniques, such as agent-based modelling and social network analysis.<text:line-break/>Social research has influence throughout various industries and sectors of life, such as among politicians, policy makers, and legislators; educators; planners; administrators; developers; business magnates and managers; social workers; non-governmental organizations; and non-profit organizations, as well as individuals interested in resolving social issues in genera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74" meta:character-count="2745" meta:non-whitespace-character-count="2372"/>
    <meta:user-defined meta:name="AppVersion">14.0000</meta:user-defined>
    <meta:template xlink:type="simple" xlink:actuate="onRequest" xlink:title="Normal.dotm" xlink:href=""/>
  </office:meta>
</office:document-meta>
</file>